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" fo:font-size="14pt" fo:font-weight="normal" officeooo:rsid="005d73d0" officeooo:paragraph-rsid="005d73d0" style:font-size-asian="14pt" style:font-weight-asian="normal" style:font-size-complex="14pt" style:font-weight-complex="normal"/>
    </style:style>
    <style:style style:name="P2" style:family="paragraph" style:parent-style-name="Text_20_body">
      <style:text-properties style:font-name="Liberation Sans" fo:font-size="14pt" fo:font-weight="normal" officeooo:rsid="005d73d0" officeooo:paragraph-rsid="007b60c4" style:font-size-asian="14pt" style:font-weight-asian="normal" style:font-size-complex="14pt" style:font-weight-complex="normal"/>
    </style:style>
    <style:style style:name="P3" style:family="paragraph" style:parent-style-name="Text_20_body">
      <style:text-properties style:font-name="Liberation Sans" fo:font-size="14pt" fo:font-weight="normal" officeooo:rsid="00acb2d7" officeooo:paragraph-rsid="00acb2d7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Liberation Sans" fo:font-size="14pt" fo:font-weight="bold" officeooo:rsid="009be7b7" officeooo:paragraph-rsid="009be7b7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break-before="page"/>
      <style:text-properties style:font-name="Liberation Sans" fo:font-size="14pt" fo:font-weight="bold" officeooo:rsid="00ac8787" officeooo:paragraph-rsid="00ac8787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Liberation Sans" fo:font-size="14pt" fo:font-weight="bold" officeooo:rsid="00b0b4db" officeooo:paragraph-rsid="00b0b4db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Liberation Sans" fo:font-size="14pt" fo:font-weight="bold" officeooo:rsid="00b6543a" officeooo:paragraph-rsid="00b6543a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font-name="Liberation Sans" fo:font-size="14pt" fo:font-weight="bold" officeooo:rsid="00b75873" officeooo:paragraph-rsid="00b75873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Liberation Sans" fo:font-size="14pt" style:text-underline-style="none" fo:font-weight="bold" officeooo:rsid="00bc874c" officeooo:paragraph-rsid="00bc874c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Liberation Sans" fo:font-size="14pt" style:text-underline-style="none" fo:font-weight="bold" officeooo:rsid="00cd34f4" officeooo:paragraph-rsid="00cd34f4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Liberation Sans" fo:font-size="14pt" style:text-underline-style="none" fo:font-weight="bold" officeooo:rsid="00d2de7e" officeooo:paragraph-rsid="00d2de7e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break-before="page"/>
      <style:text-properties style:font-name="Liberation Sans" fo:font-size="14pt" style:text-underline-style="none" fo:font-weight="bold" officeooo:rsid="00d2de7e" officeooo:paragraph-rsid="00d2de7e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Liberation Sans" fo:font-size="14pt" style:text-underline-style="none" fo:font-weight="bold" officeooo:rsid="00f17135" officeooo:paragraph-rsid="00f17135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Liberation Sans" fo:font-size="14pt" style:text-underline-style="none" fo:font-weight="normal" officeooo:rsid="00c6c942" officeooo:paragraph-rsid="00c6c942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Liberation Sans" fo:font-size="14pt" style:text-underline-style="none" fo:font-weight="normal" officeooo:rsid="00c7e650" officeooo:paragraph-rsid="00c7e650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font-name="Liberation Sans" fo:font-size="14pt" style:text-underline-style="none" fo:font-weight="normal" officeooo:rsid="00cfd984" officeooo:paragraph-rsid="00cfd984" style:font-size-asian="14pt" style:font-weight-asian="normal" style:font-size-complex="14pt" style:font-weight-complex="normal"/>
    </style:style>
    <style:style style:name="P17" style:family="paragraph" style:parent-style-name="Text_20_body">
      <style:text-properties style:font-name="Liberation Sans" fo:font-size="14pt" style:text-underline-style="none" fo:font-weight="normal" officeooo:rsid="00d39dc9" officeooo:paragraph-rsid="00d39dc9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Liberation Sans" fo:font-size="14pt" style:text-underline-style="none" fo:font-weight="normal" officeooo:rsid="00d4bf51" officeooo:paragraph-rsid="00d4bf51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Liberation Sans" fo:font-size="14pt" style:text-underline-style="none" fo:font-weight="normal" officeooo:rsid="00d50744" officeooo:paragraph-rsid="00d50744" style:font-size-asian="14pt" style:font-weight-asian="normal" style:font-size-complex="14pt" style:font-weight-complex="normal"/>
    </style:style>
    <style:style style:name="P20" style:family="paragraph" style:parent-style-name="Text_20_body">
      <style:text-properties style:font-name="Liberation Sans" fo:font-size="14pt" style:text-underline-style="none" fo:font-weight="normal" officeooo:rsid="00dd5dbf" officeooo:paragraph-rsid="00dd5dbf" style:font-size-asian="14pt" style:font-weight-asian="normal" style:font-size-complex="14pt" style:font-weight-complex="normal"/>
    </style:style>
    <style:style style:name="P21" style:family="paragraph" style:parent-style-name="Text_20_body">
      <style:text-properties style:font-name="Liberation Sans" fo:font-size="14pt" style:text-underline-style="none" fo:font-weight="normal" officeooo:rsid="00e9cad9" officeooo:paragraph-rsid="00e9cad9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Liberation Sans" fo:font-size="14pt" style:text-underline-style="none" fo:font-weight="normal" officeooo:rsid="00ed5659" officeooo:paragraph-rsid="00ed5659" style:font-size-asian="14pt" style:font-weight-asian="normal" style:font-size-complex="14pt" style:font-weight-complex="normal"/>
    </style:style>
    <style:style style:name="P23" style:family="paragraph" style:parent-style-name="Text_20_body">
      <style:text-properties style:font-name="Liberation Sans" fo:font-size="14pt" style:text-underline-style="none" fo:font-weight="normal" officeooo:rsid="00ede408" officeooo:paragraph-rsid="00ede408" style:font-size-asian="14pt" style:font-weight-asian="normal" style:font-size-complex="14pt" style:font-weight-complex="normal"/>
    </style:style>
    <style:style style:name="P24" style:family="paragraph" style:parent-style-name="Text_20_body">
      <style:text-properties style:font-name="Liberation Sans" fo:font-size="14pt" style:text-underline-style="none" fo:font-weight="normal" officeooo:rsid="00ec800c" officeooo:paragraph-rsid="00ec800c" style:font-size-asian="14pt" style:font-weight-asian="normal" style:font-size-complex="14pt" style:font-weight-complex="normal"/>
    </style:style>
    <style:style style:name="P25" style:family="paragraph" style:parent-style-name="Text_20_body">
      <style:text-properties style:font-name="Liberation Sans" fo:font-size="14pt" style:text-underline-style="solid" style:text-underline-width="auto" style:text-underline-color="font-color" fo:font-weight="normal" officeooo:rsid="00f17135" officeooo:paragraph-rsid="00f4d8f0" style:font-size-asian="14pt" style:font-weight-asian="normal" style:font-size-complex="14pt" style:font-weight-complex="normal"/>
    </style:style>
    <style:style style:name="P26" style:family="paragraph" style:parent-style-name="Text_20_body">
      <style:text-properties style:font-name="Liberation Sans" officeooo:paragraph-rsid="005d73d0"/>
    </style:style>
    <style:style style:name="P27" style:family="paragraph" style:parent-style-name="Text_20_body">
      <style:text-properties style:font-name="Liberation Sans" officeooo:rsid="0063f0cc" officeooo:paragraph-rsid="0063f0cc"/>
    </style:style>
    <style:style style:name="P28" style:family="paragraph" style:parent-style-name="Text_20_body">
      <style:text-properties style:font-name="Liberation Sans" fo:font-weight="bold" officeooo:rsid="007f31a9" officeooo:paragraph-rsid="007f31a9" style:font-weight-asian="bold" style:font-weight-complex="bold"/>
    </style:style>
    <style:style style:name="P29" style:family="paragraph" style:parent-style-name="Text_20_body">
      <style:text-properties style:font-name="Liberation Sans" fo:font-weight="bold" officeooo:rsid="00807b95" officeooo:paragraph-rsid="00807b95" style:font-weight-asian="bold" style:font-weight-complex="bold"/>
    </style:style>
    <style:style style:name="P30" style:family="paragraph" style:parent-style-name="Text_20_body">
      <style:text-properties style:font-name="Liberation Sans" fo:font-weight="bold" officeooo:rsid="008ce61f" officeooo:paragraph-rsid="008ce61f" style:font-weight-asian="bold" style:font-weight-complex="bold"/>
    </style:style>
    <style:style style:name="P31" style:family="paragraph" style:parent-style-name="Text_20_body">
      <style:text-properties style:font-name="Liberation Sans" fo:font-weight="bold" officeooo:rsid="00932940" officeooo:paragraph-rsid="00932940" style:font-weight-asian="bold" style:font-weight-complex="bold"/>
    </style:style>
    <style:style style:name="P32" style:family="paragraph" style:parent-style-name="Text_20_body">
      <style:text-properties style:font-name="Liberation Sans" fo:font-weight="bold" officeooo:rsid="00985f42" officeooo:paragraph-rsid="00985f42" style:font-weight-asian="bold" style:font-weight-complex="bold"/>
    </style:style>
    <style:style style:name="P33" style:family="paragraph" style:parent-style-name="Text_20_body">
      <style:text-properties style:font-name="Liberation Sans" fo:font-weight="bold" officeooo:rsid="009868d8" officeooo:paragraph-rsid="009868d8" style:font-weight-asian="bold" style:font-weight-complex="bold"/>
    </style:style>
    <style:style style:name="P34" style:family="paragraph" style:parent-style-name="Text_20_body">
      <style:text-properties style:font-name="Liberation Sans" fo:font-weight="bold" officeooo:rsid="0099f5b4" officeooo:paragraph-rsid="0099f5b4" style:font-weight-asian="bold" style:font-weight-complex="bold"/>
    </style:style>
    <style:style style:name="P35" style:family="paragraph" style:parent-style-name="Text_20_body">
      <style:text-properties style:font-name="Liberation Sans" fo:font-weight="bold" officeooo:rsid="00aaadc4" officeooo:paragraph-rsid="00aaadc4" style:font-weight-asian="bold" style:font-weight-complex="bold"/>
    </style:style>
    <style:style style:name="P36" style:family="paragraph" style:parent-style-name="Text_20_body">
      <style:text-properties style:font-name="Liberation Sans" fo:font-weight="bold" officeooo:rsid="00b0f5d8" officeooo:paragraph-rsid="00b0f5d8" style:font-weight-asian="bold" style:font-weight-complex="bold"/>
    </style:style>
    <style:style style:name="P37" style:family="paragraph" style:parent-style-name="Text_20_body">
      <style:text-properties style:font-name="Liberation Sans" fo:font-weight="bold" officeooo:rsid="00bc874c" officeooo:paragraph-rsid="00bc874c" style:font-weight-asian="bold" style:font-weight-complex="bold"/>
    </style:style>
    <style:style style:name="P38" style:family="paragraph" style:parent-style-name="Text_20_body">
      <style:text-properties style:font-name="Liberation Sans" officeooo:rsid="00681806" officeooo:paragraph-rsid="007b60c4"/>
    </style:style>
    <style:style style:name="P39" style:family="paragraph" style:parent-style-name="Text_20_body">
      <style:text-properties style:font-name="Liberation Sans" officeooo:rsid="00689029" officeooo:paragraph-rsid="00689029"/>
    </style:style>
    <style:style style:name="P40" style:family="paragraph" style:parent-style-name="Text_20_body">
      <style:text-properties style:font-name="Liberation Sans" officeooo:rsid="00689029" officeooo:paragraph-rsid="007b60c4"/>
    </style:style>
    <style:style style:name="P41" style:family="paragraph" style:parent-style-name="Text_20_body">
      <style:text-properties style:font-name="Liberation Sans" officeooo:rsid="0071c730" officeooo:paragraph-rsid="0071c730"/>
    </style:style>
    <style:style style:name="P42" style:family="paragraph" style:parent-style-name="Text_20_body">
      <style:text-properties style:font-name="Liberation Sans" fo:font-weight="normal" officeooo:rsid="0085b18e" officeooo:paragraph-rsid="0085b18e" style:font-weight-asian="normal" style:font-weight-complex="normal"/>
    </style:style>
    <style:style style:name="P43" style:family="paragraph" style:parent-style-name="Text_20_body">
      <style:text-properties style:font-name="Liberation Sans" fo:font-weight="normal" officeooo:rsid="00900fa4" officeooo:paragraph-rsid="00900fa4" style:font-weight-asian="normal" style:font-weight-complex="normal"/>
    </style:style>
    <style:style style:name="P44" style:family="paragraph" style:parent-style-name="Text_20_body">
      <style:text-properties style:font-name="Liberation Sans" fo:font-weight="normal" officeooo:rsid="00932940" officeooo:paragraph-rsid="00932940" style:font-weight-asian="normal" style:font-weight-complex="normal"/>
    </style:style>
    <style:style style:name="P45" style:family="paragraph" style:parent-style-name="Text_20_body">
      <style:text-properties style:font-name="Liberation Sans" fo:font-weight="normal" officeooo:rsid="009be7b7" officeooo:paragraph-rsid="009be7b7" style:font-weight-asian="normal" style:font-weight-complex="normal"/>
    </style:style>
    <style:style style:name="P46" style:family="paragraph" style:parent-style-name="Text_20_body">
      <style:text-properties style:font-name="Liberation Sans" fo:font-weight="normal" officeooo:rsid="009f9031" officeooo:paragraph-rsid="009f9031" style:font-weight-asian="normal" style:font-weight-complex="normal"/>
    </style:style>
    <style:style style:name="P47" style:family="paragraph" style:parent-style-name="Text_20_body">
      <style:text-properties style:font-name="Liberation Sans" fo:font-weight="normal" officeooo:rsid="00af796b" officeooo:paragraph-rsid="00af796b" style:font-weight-asian="normal" style:font-weight-complex="normal"/>
    </style:style>
    <style:style style:name="P48" style:family="paragraph" style:parent-style-name="Text_20_body">
      <style:text-properties style:font-name="Liberation Sans" fo:font-weight="normal" officeooo:rsid="00a5cffc" officeooo:paragraph-rsid="00a5cffc" style:font-weight-asian="normal" style:font-weight-complex="normal"/>
    </style:style>
    <style:style style:name="P49" style:family="paragraph" style:parent-style-name="Text_20_body">
      <style:text-properties style:font-name="Liberation Sans" fo:font-weight="normal" officeooo:rsid="00bc874c" officeooo:paragraph-rsid="00bc874c" style:font-weight-asian="normal" style:font-weight-complex="normal"/>
    </style:style>
    <style:style style:name="P50" style:family="paragraph" style:parent-style-name="Text_20_body">
      <style:text-properties style:font-name="Liberation Sans" fo:font-weight="normal" officeooo:rsid="00c86c9a" officeooo:paragraph-rsid="00c86c9a" style:font-weight-asian="normal" style:font-weight-complex="normal"/>
    </style:style>
    <style:style style:name="P51" style:family="paragraph" style:parent-style-name="Text_20_body">
      <style:text-properties style:font-name="Liberation Sans" fo:font-weight="normal" officeooo:rsid="00ce9b69" officeooo:paragraph-rsid="00ce9b69" style:font-weight-asian="normal" style:font-weight-complex="normal"/>
    </style:style>
    <style:style style:name="P52" style:family="paragraph" style:parent-style-name="Text_20_body">
      <style:text-properties style:font-name="Liberation Sans" fo:font-weight="normal" officeooo:rsid="00d4bf51" officeooo:paragraph-rsid="00d4bf51" style:font-weight-asian="normal" style:font-weight-complex="normal"/>
    </style:style>
    <style:style style:name="P53" style:family="paragraph" style:parent-style-name="Text_20_body">
      <style:text-properties style:font-name="Liberation Sans" fo:font-weight="normal" officeooo:rsid="00d81646" officeooo:paragraph-rsid="00d81646" style:font-weight-asian="normal" style:font-weight-complex="normal"/>
    </style:style>
    <style:style style:name="P54" style:family="paragraph" style:parent-style-name="Text_20_body">
      <style:text-properties style:font-name="Liberation Sans" fo:font-weight="normal" officeooo:rsid="00d9126b" officeooo:paragraph-rsid="00d9126b" style:font-weight-asian="normal" style:font-weight-complex="normal"/>
    </style:style>
    <style:style style:name="P55" style:family="paragraph" style:parent-style-name="Text_20_body">
      <style:text-properties style:font-name="Liberation Sans" fo:font-weight="normal" officeooo:rsid="00e0c246" officeooo:paragraph-rsid="00e0c246" style:font-weight-asian="normal" style:font-weight-complex="normal"/>
    </style:style>
    <style:style style:name="P56" style:family="paragraph" style:parent-style-name="Text_20_body">
      <style:text-properties style:font-name="Liberation Sans" fo:font-weight="normal" officeooo:rsid="00e9cad9" officeooo:paragraph-rsid="00e9cad9" style:font-weight-asian="normal" style:font-weight-complex="normal"/>
    </style:style>
    <style:style style:name="P57" style:family="paragraph" style:parent-style-name="Text_20_body">
      <style:text-properties style:font-name="Liberation Sans" fo:font-weight="normal" officeooo:rsid="00e9e4e9" officeooo:paragraph-rsid="00e9e4e9" style:font-weight-asian="normal" style:font-weight-complex="normal"/>
    </style:style>
    <style:style style:name="P58" style:family="paragraph" style:parent-style-name="Text_20_body">
      <style:text-properties style:font-name="Liberation Sans" fo:font-weight="normal" officeooo:rsid="00ec800c" officeooo:paragraph-rsid="00ec800c" style:font-weight-asian="normal" style:font-weight-complex="normal"/>
    </style:style>
    <style:style style:name="P59" style:family="paragraph" style:parent-style-name="Text_20_body">
      <style:text-properties style:font-name="Liberation Sans" fo:font-weight="normal" officeooo:rsid="00f0a9ee" officeooo:paragraph-rsid="00f0a9ee" style:font-weight-asian="normal" style:font-weight-complex="normal"/>
    </style:style>
    <style:style style:name="P60" style:family="paragraph" style:parent-style-name="Text_20_body">
      <style:text-properties style:font-name="Liberation Sans" fo:font-weight="normal" officeooo:rsid="00f17135" officeooo:paragraph-rsid="00f17135" style:font-weight-asian="normal" style:font-weight-complex="normal"/>
    </style:style>
    <style:style style:name="P61" style:family="paragraph" style:parent-style-name="Text_20_body">
      <style:text-properties style:font-name="Liberation Sans" fo:font-weight="normal" officeooo:rsid="00f17135" officeooo:paragraph-rsid="00f4d8f0" style:font-weight-asian="normal" style:font-weight-complex="normal"/>
    </style:style>
    <style:style style:name="P62" style:family="paragraph" style:parent-style-name="Text_20_body">
      <style:text-properties style:font-name="Liberation Sans" fo:font-size="16pt" fo:font-weight="bold" officeooo:rsid="00932940" officeooo:paragraph-rsid="00932940" style:font-size-asian="16pt" style:font-weight-asian="bold" style:font-size-complex="16pt" style:font-weight-complex="bold"/>
    </style:style>
    <style:style style:name="P63" style:family="paragraph" style:parent-style-name="Text_20_body">
      <style:text-properties fo:font-weight="bold" officeooo:rsid="005f9cca" officeooo:paragraph-rsid="005f9cca" style:font-weight-asian="bold" style:font-weight-complex="bold"/>
    </style:style>
    <style:style style:name="P64" style:family="paragraph" style:parent-style-name="Text_20_body">
      <style:text-properties officeooo:paragraph-rsid="0067b8f2"/>
    </style:style>
    <style:style style:name="P65" style:family="paragraph" style:parent-style-name="Text_20_body">
      <style:text-properties officeooo:paragraph-rsid="007b60c4"/>
    </style:style>
    <style:style style:name="P66" style:family="paragraph" style:parent-style-name="Heading_20_1">
      <style:text-properties style:font-name="Liberation Sans" officeooo:rsid="0067b8f2" officeooo:paragraph-rsid="0067b8f2"/>
    </style:style>
    <style:style style:name="P67" style:family="paragraph" style:parent-style-name="Heading_20_1">
      <style:text-properties style:font-name="Liberation Sans" officeooo:rsid="005f9cca" officeooo:paragraph-rsid="005f9cca"/>
    </style:style>
    <style:style style:name="P68" style:family="paragraph" style:parent-style-name="Heading_20_1">
      <style:text-properties style:font-name="Liberation Sans" fo:font-size="14pt" fo:font-weight="normal" officeooo:rsid="005d73d0" officeooo:paragraph-rsid="005d73d0" style:font-size-asian="14pt" style:font-weight-asian="normal" style:font-size-complex="14pt" style:font-weight-complex="normal"/>
    </style:style>
    <style:style style:name="P69" style:family="paragraph" style:parent-style-name="Text_20_body" style:list-style-name="L1">
      <style:text-properties style:font-name="Liberation Sans" fo:font-weight="normal" officeooo:rsid="00bc874c" officeooo:paragraph-rsid="00bc874c" style:font-weight-asian="normal" style:font-weight-complex="normal"/>
    </style:style>
    <style:style style:name="P70" style:family="paragraph" style:parent-style-name="Text_20_body" style:list-style-name="L1">
      <style:text-properties style:font-name="Liberation Sans" fo:font-weight="normal" officeooo:rsid="00c1056d" officeooo:paragraph-rsid="00c1056d" style:font-weight-asian="normal" style:font-weight-complex="normal"/>
    </style:style>
    <style:style style:name="P71" style:family="paragraph" style:parent-style-name="Text_20_body" style:list-style-name="L2">
      <style:text-properties style:font-name="Liberation Sans" fo:font-weight="normal" officeooo:rsid="00bf3a5e" officeooo:paragraph-rsid="00bf3a5e" style:font-weight-asian="normal" style:font-weight-complex="normal"/>
    </style:style>
    <style:style style:name="P72" style:family="paragraph" style:parent-style-name="Text_20_body" style:list-style-name="L2">
      <style:text-properties style:font-name="Liberation Sans" fo:font-weight="normal" officeooo:rsid="00c208e7" officeooo:paragraph-rsid="00c208e7" style:font-weight-asian="normal" style:font-weight-complex="normal"/>
    </style:style>
    <style:style style:name="P73" style:family="paragraph" style:parent-style-name="Text_20_body">
      <style:text-properties style:font-name="Liberation Sans" fo:font-size="14pt" style:text-underline-style="none" fo:font-weight="normal" officeooo:rsid="00e9a9f5" officeooo:paragraph-rsid="00e9a9f5" style:font-size-asian="14pt" style:font-weight-asian="normal" style:font-size-complex="14pt" style:font-weight-complex="normal"/>
    </style:style>
    <style:style style:name="P74" style:family="paragraph" style:parent-style-name="Text_20_body" style:list-style-name="L3">
      <style:text-properties style:font-name="Liberation Sans" fo:font-size="14pt" style:text-underline-style="none" fo:font-weight="normal" officeooo:rsid="00f17135" officeooo:paragraph-rsid="00f4d8f0" style:font-size-asian="14pt" style:font-weight-asian="normal" style:font-size-complex="14pt" style:font-weight-complex="normal"/>
    </style:style>
    <style:style style:name="P75" style:family="paragraph" style:parent-style-name="Text_20_body" style:list-style-name="L4">
      <style:text-properties officeooo:paragraph-rsid="00f4d8f0"/>
    </style:style>
    <style:style style:name="P76" style:family="paragraph" style:parent-style-name="Text_20_body" style:list-style-name="L4">
      <style:text-properties officeooo:rsid="00f4fe79" officeooo:paragraph-rsid="00f4fe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5cd9" style:font-weight-asian="bold" style:font-weight-complex="bold"/>
    </style:style>
    <style:style style:name="T3" style:family="text">
      <style:text-properties fo:font-weight="bold" officeooo:rsid="00b3f79c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5d73d0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65249b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689029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69935f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6b5fd5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6bd56d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6d7fef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6da877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6e6cd6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7365e2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775760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67b8f2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89f25f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8c8c7c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9be7b7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a14815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b3f79c" style:font-size-asian="14pt" style:font-weight-asian="normal" style:font-size-complex="14pt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5d73d0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67b8f2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689029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6e6cd6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b3f79c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5d73d0" style:font-size-asian="14pt" style:font-size-complex="14pt"/>
    </style:style>
    <style:style style:name="T30" style:family="text">
      <style:text-properties fo:font-size="14pt" officeooo:rsid="0091fd70" style:font-size-asian="14pt" style:font-size-complex="14pt"/>
    </style:style>
    <style:style style:name="T31" style:family="text">
      <style:text-properties fo:font-size="14pt" officeooo:rsid="009939b6" style:font-size-asian="14pt" style:font-size-complex="14pt"/>
    </style:style>
    <style:style style:name="T32" style:family="text">
      <style:text-properties fo:font-size="14pt" officeooo:rsid="009dd61d" style:font-size-asian="14pt" style:font-size-complex="14pt"/>
    </style:style>
    <style:style style:name="T33" style:family="text">
      <style:text-properties fo:font-size="14pt" officeooo:rsid="00a19b06" style:font-size-asian="14pt" style:font-size-complex="14pt"/>
    </style:style>
    <style:style style:name="T34" style:family="text">
      <style:text-properties fo:font-size="14pt" officeooo:rsid="00a40075" style:font-size-asian="14pt" style:font-size-complex="14pt"/>
    </style:style>
    <style:style style:name="T35" style:family="text">
      <style:text-properties fo:font-size="14pt" style:text-underline-style="solid" style:text-underline-width="auto" style:text-underline-color="font-color" officeooo:rsid="00a47fea" style:font-size-asian="14pt" style:font-size-complex="14pt"/>
    </style:style>
    <style:style style:name="T36" style:family="text">
      <style:text-properties fo:font-size="14pt" style:text-underline-style="none" style:font-size-asian="14pt" style:font-size-complex="14pt"/>
    </style:style>
    <style:style style:name="T37" style:family="text">
      <style:text-properties fo:font-size="14pt" style:text-underline-style="none" officeooo:rsid="00a47fea" style:font-size-asian="14pt" style:font-size-complex="14pt"/>
    </style:style>
    <style:style style:name="T38" style:family="text">
      <style:text-properties fo:font-size="14pt" style:text-underline-style="none" officeooo:rsid="00aa2616" style:font-size-asian="14pt" style:font-size-complex="14pt"/>
    </style:style>
    <style:style style:name="T39" style:family="text">
      <style:text-properties fo:font-size="14pt" style:text-underline-style="none" officeooo:rsid="00a705a9" style:font-size-asian="14pt" style:font-size-complex="14pt"/>
    </style:style>
    <style:style style:name="T40" style:family="text">
      <style:text-properties fo:font-size="14pt" style:text-underline-style="none" officeooo:rsid="00a7872b" style:font-size-asian="14pt" style:font-size-complex="14pt"/>
    </style:style>
    <style:style style:name="T41" style:family="text">
      <style:text-properties fo:font-size="14pt" style:text-underline-style="none" officeooo:rsid="00bf3a5e" style:font-size-asian="14pt" style:font-size-complex="14pt"/>
    </style:style>
    <style:style style:name="T42" style:family="text">
      <style:text-properties fo:font-size="14pt" style:text-underline-style="none" officeooo:rsid="00cadc3c" style:font-size-asian="14pt" style:font-size-complex="14pt"/>
    </style:style>
    <style:style style:name="T43" style:family="text">
      <style:text-properties fo:font-size="14pt" style:text-underline-style="none" officeooo:rsid="00d06abc" style:font-size-asian="14pt" style:font-size-complex="14pt"/>
    </style:style>
    <style:style style:name="T44" style:family="text">
      <style:text-properties fo:font-size="14pt" style:text-underline-style="none" officeooo:rsid="00da5d22" style:font-size-asian="14pt" style:font-size-complex="14pt"/>
    </style:style>
    <style:style style:name="T45" style:family="text">
      <style:text-properties fo:font-size="14pt" style:text-underline-style="none" officeooo:rsid="00dc4927" style:font-size-asian="14pt" style:font-size-complex="14pt"/>
    </style:style>
    <style:style style:name="T46" style:family="text">
      <style:text-properties fo:font-size="14pt" style:text-underline-style="none" officeooo:rsid="00dcb7b9" style:font-size-asian="14pt" style:font-size-complex="14pt"/>
    </style:style>
    <style:style style:name="T47" style:family="text">
      <style:text-properties fo:font-size="14pt" style:text-underline-style="none" officeooo:rsid="00e12565" style:font-size-asian="14pt" style:font-size-complex="14pt"/>
    </style:style>
    <style:style style:name="T48" style:family="text">
      <style:text-properties fo:font-size="14pt" style:text-underline-style="none" officeooo:rsid="00e4243d" style:font-size-asian="14pt" style:font-size-complex="14pt"/>
    </style:style>
    <style:style style:name="T49" style:family="text">
      <style:text-properties fo:font-size="14pt" style:text-underline-style="none" officeooo:rsid="00e5e701" style:font-size-asian="14pt" style:font-size-complex="14pt"/>
    </style:style>
    <style:style style:name="T50" style:family="text">
      <style:text-properties fo:font-size="14pt" style:text-underline-style="none" officeooo:rsid="00e753cf" style:font-size-asian="14pt" style:font-size-complex="14pt"/>
    </style:style>
    <style:style style:name="T51" style:family="text">
      <style:text-properties fo:font-size="14pt" style:text-underline-style="none" officeooo:rsid="00e7da5e" style:font-size-asian="14pt" style:font-size-complex="14pt"/>
    </style:style>
    <style:style style:name="T52" style:family="text">
      <style:text-properties fo:font-size="14pt" style:text-underline-style="none" officeooo:rsid="00e88d7c" style:font-size-asian="14pt" style:font-size-complex="14pt"/>
    </style:style>
    <style:style style:name="T53" style:family="text">
      <style:text-properties fo:font-size="14pt" style:text-underline-style="none" officeooo:rsid="00e9a9f5" style:font-size-asian="14pt" style:font-size-complex="14pt"/>
    </style:style>
    <style:style style:name="T54" style:family="text">
      <style:text-properties fo:font-size="14pt" style:text-underline-style="none" officeooo:rsid="00ea9157" style:font-size-asian="14pt" style:font-size-complex="14pt"/>
    </style:style>
    <style:style style:name="T55" style:family="text">
      <style:text-properties fo:font-size="14pt" style:text-underline-style="none" officeooo:rsid="00ede408" style:font-size-asian="14pt" style:font-size-complex="14pt"/>
    </style:style>
    <style:style style:name="T56" style:family="text">
      <style:text-properties fo:font-size="14pt" style:text-underline-style="none" officeooo:rsid="00f0ff4d" style:font-size-asian="14pt" style:font-size-complex="14pt"/>
    </style:style>
    <style:style style:name="T57" style:family="text">
      <style:text-properties fo:font-size="14pt" style:text-underline-style="none" officeooo:rsid="00f30e10" style:font-size-asian="14pt" style:font-size-complex="14pt"/>
    </style:style>
    <style:style style:name="T5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9" style:family="text">
      <style:text-properties fo:font-size="14pt" style:text-underline-style="none" fo:font-weight="bold" officeooo:rsid="00cadc3c" style:font-size-asian="14pt" style:font-weight-asian="bold" style:font-size-complex="14pt" style:font-weight-complex="bold"/>
    </style:style>
    <style:style style:name="T60" style:family="text">
      <style:text-properties fo:font-size="14pt" style:text-underline-style="none" fo:font-weight="bold" officeooo:rsid="00eef15b" style:font-size-asian="14pt" style:font-weight-asian="bold" style:font-size-complex="14pt" style:font-weight-complex="bold"/>
    </style:style>
    <style:style style:name="T61" style:family="text">
      <style:text-properties style:font-name="Liberation Sans" fo:font-size="14pt" fo:font-weight="bold" officeooo:rsid="005f9cca" style:font-size-asian="14pt" style:font-weight-asian="bold" style:font-size-complex="14pt" style:font-weight-complex="bold"/>
    </style:style>
    <style:style style:name="T62" style:family="text">
      <style:text-properties style:font-name="Liberation Sans" fo:font-size="14pt" fo:font-weight="bold" officeooo:rsid="0062f21c" style:font-size-asian="14pt" style:font-weight-asian="bold" style:font-size-complex="14pt" style:font-weight-complex="bold"/>
    </style:style>
    <style:style style:name="T63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64" style:family="text">
      <style:text-properties style:font-name="Liberation Sans" fo:font-size="14pt" fo:font-weight="normal" officeooo:rsid="00612b3b" style:font-size-asian="14pt" style:font-weight-asian="normal" style:font-size-complex="14pt" style:font-weight-complex="normal"/>
    </style:style>
    <style:style style:name="T65" style:family="text">
      <style:text-properties style:font-name="Liberation Sans" fo:font-size="14pt" fo:font-weight="normal" officeooo:rsid="0065249b" style:font-size-asian="14pt" style:font-weight-asian="normal" style:font-size-complex="14pt" style:font-weight-complex="normal"/>
    </style:style>
    <style:style style:name="T66" style:family="text">
      <style:text-properties style:font-name="Liberation Sans" fo:font-size="14pt" fo:font-weight="normal" officeooo:rsid="007867bf" style:font-size-asian="14pt" style:font-weight-asian="normal" style:font-size-complex="14pt" style:font-weight-complex="normal"/>
    </style:style>
    <style:style style:name="T67" style:family="text">
      <style:text-properties style:font-name="Liberation Sans" fo:font-size="14pt" fo:font-weight="normal" officeooo:rsid="0062f21c" style:font-size-asian="14pt" style:font-weight-asian="normal" style:font-size-complex="14pt" style:font-weight-complex="normal"/>
    </style:style>
    <style:style style:name="T68" style:family="text">
      <style:text-properties style:font-name="Liberation Sans" fo:font-size="14pt" fo:font-weight="normal" officeooo:rsid="007a5800" style:font-size-asian="14pt" style:font-weight-asian="normal" style:font-size-complex="14pt" style:font-weight-complex="normal"/>
    </style:style>
    <style:style style:name="T69" style:family="text">
      <style:text-properties style:font-name="Liberation Sans" fo:font-size="14pt" style:font-size-asian="14pt" style:font-size-complex="14pt"/>
    </style:style>
    <style:style style:name="T70" style:family="text">
      <style:text-properties style:font-name="Liberation Sans" fo:font-size="14pt" officeooo:rsid="005d73d0" style:font-size-asian="14pt" style:font-size-complex="14pt"/>
    </style:style>
    <style:style style:name="T71" style:family="text">
      <style:text-properties style:font-name="Liberation Sans" fo:font-size="14pt" officeooo:rsid="00b27b64" style:font-size-asian="14pt" style:font-size-complex="14pt"/>
    </style:style>
    <style:style style:name="T72" style:family="text">
      <style:text-properties style:font-name="Liberation Sans" fo:font-size="14pt" officeooo:rsid="00612b3b" style:font-size-asian="14pt" style:font-size-complex="14pt"/>
    </style:style>
    <style:style style:name="T73" style:family="text">
      <style:text-properties style:font-name="Liberation Sans" fo:font-size="14pt" style:text-underline-style="none" fo:font-weight="normal" style:font-size-asian="14pt" style:font-weight-asian="normal" style:font-size-complex="14pt" style:font-weight-complex="normal"/>
    </style:style>
    <style:style style:name="T74" style:family="text">
      <style:text-properties style:font-name="Liberation Sans" fo:font-size="14pt" style:text-underline-style="none" fo:font-weight="normal" officeooo:rsid="00f17135" style:font-size-asian="14pt" style:font-weight-asian="normal" style:font-size-complex="14pt" style:font-weight-complex="normal"/>
    </style:style>
    <style:style style:name="T75" style:family="text">
      <style:text-properties style:font-name="Liberation Sans" fo:font-size="14pt" style:text-underline-style="none" fo:font-weight="normal" officeooo:rsid="00f30e10" style:font-size-asian="14pt" style:font-weight-asian="normal" style:font-size-complex="14pt" style:font-weight-complex="normal"/>
    </style:style>
    <style:style style:name="T76" style:family="text">
      <style:text-properties style:font-name="Liberation Sans" fo:font-size="14pt" style:text-underline-style="none" fo:font-weight="normal" officeooo:rsid="00f6598e" style:font-size-asian="14pt" style:font-weight-asian="normal" style:font-size-complex="14pt" style:font-weight-complex="normal"/>
    </style:style>
    <style:style style:name="T77" style:family="text">
      <style:text-properties officeooo:rsid="00605cd9"/>
    </style:style>
    <style:style style:name="T78" style:family="text">
      <style:text-properties officeooo:rsid="0065249b"/>
    </style:style>
    <style:style style:name="T79" style:family="text">
      <style:text-properties officeooo:rsid="00b3f79c"/>
    </style:style>
    <style:style style:name="T8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43in" fo:text-indent="-0.25in" fo:margin-left="0.55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43in" fo:text-indent="-0.25in" fo:margin-left="2.804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 text:is-list-header="true"><text:span text:style-name="T22">Functies: </text:span><text:span text:style-name="T4">vertaalt onafhankelijke variabelen naar afhankelijke variabelen.</text:span></text:h>
      <text:p text:style-name="P38"><text:span text:style-name="T25">Functie:</text:span><text:span text:style-name="T7"> </text:span><text:span text:style-name="T5">y </text:span><text:span text:style-name="T4">= f(x) </text:span><text:span text:style-name="T8">of F : X -&gt; Y</text:span></text:p>
      <text:p text:style-name="P40"><text:span text:style-name="T24">Functievoorschrift:</text:span><text:span text:style-name="T16"> y = x² + 2x + 4</text:span></text:p>
      <text:h text:style-name="P67" text:outline-level="1"><text:span text:style-name="T22">Domein: </text:span><text:span text:style-name="T15">De onafhankelijke variabelen</text:span></text:h>
      <text:p text:style-name="P64"><text:span text:style-name="T61">C</text:span><text:span text:style-name="T62">odomein:</text:span><text:span text:style-name="T66"> De afhankelijke variabelen</text:span></text:p>
      <text:p text:style-name="P65"><text:span text:style-name="T62">Bereik:</text:span><text:span text:style-name="T67"> </text:span><text:span text:style-name="T68">De co-domein waarden die daadwerkelijk bereikt kunnen worden.</text:span></text:p>
      <text:p text:style-name="P2">Praktisch gezien komen het co-domein en het bereik van de meeste</text:p>
      <text:p text:style-name="P1">continue functies met elkaar overeen</text:p>
      <text:p text:style-name="P1"/>
      <text:p text:style-name="P7">Afgeleide:<text:span text:style-name="T80"> kleine delta onafhankelijk levert een grote delta in de afhankelijke op.</text:span></text:p>
      <text:p text:style-name="P8">Afgeleide van inverse:<text:span text:style-name="T80"> Kleine delta afhankelijk levert een grote delta onafhankelijk op.</text:span></text:p>
      <text:p text:style-name="P1"><text:span text:style-name="T1"/></text:p>
      <text:h text:style-name="P68" text:outline-level="1"><text:span text:style-name="T1">Bijectief (bi-jectief):</text:span> als alle dingen in het domein iets in het codomein hebben. <text:span text:style-name="T77">Als je de ene weet, weet je ook de ander, dus </text:span><text:span text:style-name="T2">kan</text:span><text:span text:style-name="T77"> </text:span><text:span text:style-name="T3">wel</text:span><text:span text:style-name="T79"> </text:span><text:span text:style-name="T77">beide kanten op teruggerekent worden. </text:span><text:span text:style-name="T78">4-4 verhouding</text:span></text:h>
      <text:p text:style-name="P63"><text:span text:style-name="T70">I</text:span><text:span text:style-name="T69">njectief: </text:span><text:span text:style-name="T63">als er meer codomeinen zijn dan domeinen. </text:span><text:span text:style-name="T64">Je </text:span><text:span text:style-name="T71">mag</text:span><text:span text:style-name="T64"> </text:span><text:span text:style-name="T72">niet</text:span><text:span text:style-name="T64"> terugrekenen, want je weet niet waar hij vandaan komt. </text:span><text:span text:style-name="T65">4-6 verhouding</text:span></text:p>
      <text:p text:style-name="P27"><text:span text:style-name="T23">S</text:span><text:span text:style-name="T22">urjectief</text:span><text:span text:style-name="T4">: Er zijn meerdere mogelijkheden voor het originele, dus je weet niet waar hij vandaan komt. </text:span><text:span text:style-name="T21">Je </text:span><text:span text:style-name="T27">kan</text:span><text:span text:style-name="T21"> </text:span><text:span text:style-name="T27">niet</text:span><text:span text:style-name="T21"> terugrekenen.</text:span><text:span text:style-name="T4"> </text:span><text:span text:style-name="T6">Dus 4 waardes in het domein gaan naar 2 locaties in het codomein. 4-2 verhouding</text:span></text:p>
      <text:p text:style-name="P39"><text:span text:style-name="T4"/></text:p>
      <text:p text:style-name="P39"><text:span text:style-name="T4">ℕ </text:span><text:span text:style-name="T9">= Unsigned ints</text:span></text:p>
      <text:p text:style-name="P39"><text:span text:style-name="T9">ℤ </text:span><text:span text:style-name="T10">= Signed ints</text:span></text:p>
      <text:p text:style-name="P26"><text:span text:style-name="T5">ℝ </text:span><text:span text:style-name="T11">= Floats</text:span></text:p>
      <text:p text:style-name="P26"><text:span text:style-name="T11">ℂ </text:span><text:span text:style-name="T12">= Complexe nummers</text:span></text:p>
      <text:p text:style-name="P26"><text:span text:style-name="T12">ℚ </text:span><text:span text:style-name="T13">= Alle breuken met hele getallen zonder 0.</text:span></text:p>
      <text:p text:style-name="P26"><text:span text:style-name="T13"/></text:p>
      <text:p text:style-name="P41"><text:span text:style-name="T26">E</text:span><text:span text:style-name="T22">ndeffector: </text:span><text:span text:style-name="T4"><text:s/>het einde van </text:span><text:span text:style-name="T14">de robot</text:span><text:span text:style-name="T4">arm.</text:span></text:p>
      <text:p text:style-name="P26"><text:soft-page-break/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8"><text:span text:style-name="T29">L</text:span><text:span text:style-name="T28">ineaire functie:</text:span><text:span text:style-name="T4"> y = ax + b, want alles is tot de macht 1. </text:span><text:span text:style-name="T18">Alle onafhankelijke variabelen zijn maximaal tot de macht 1.</text:span></text:p>
      <text:p text:style-name="P28"><text:span text:style-name="T28">Kwadratische functie:</text:span><text:span text:style-name="T4"> y = ax² + b, want alles is tot de macht 2</text:span></text:p>
      <text:p text:style-name="P29"><text:span text:style-name="T28"/></text:p>
      <text:p text:style-name="P29"><text:span text:style-name="T28">Afgeleide:</text:span><text:span text:style-name="T4"> </text:span><text:span text:style-name="T17">kleine </text:span><text:span text:style-name="T4">wijziging in onafhankelijke variabelen leidt tot wijziging van afhankelijke variabelen.</text:span></text:p>
      <text:p text:style-name="P29"><text:span text:style-name="T4"/></text:p>
      <text:p text:style-name="P30"><text:span text:style-name="T28">Hogere machten functies zijn altijd krom/ </text:span><text:span text:style-name="T30">parabolen</text:span><text:span text:style-name="T28">.</text:span></text:p>
      <text:p text:style-name="P44"><text:span text:style-name="T28"/></text:p>
      <text:p text:style-name="P44"><text:span text:style-name="T28"/></text:p>
      <text:p text:style-name="P62">Matrixes</text:p>
      <text:p text:style-name="P32"><text:span text:style-name="T28">Op basis van vorm</text:span><text:span text:style-name="T4">:</text:span></text:p>
      <text:p text:style-name="P31"><text:span text:style-name="T28">Vierkante </text:span><text:span text:style-name="T31">matrix</text:span><text:span text:style-name="T4">: m = n</text:span></text:p>
      <text:p text:style-name="P31"><text:span text:style-name="T28">Rechthoekige </text:span><text:span text:style-name="T31">matrix</text:span><text:span text:style-name="T4">: m != n</text:span></text:p>
      <text:p text:style-name="P31"><text:span text:style-name="T28">Row-vector </text:span><text:span text:style-name="T31">matrix</text:span><text:span text:style-name="T28">:</text:span><text:span text:style-name="T4"> 1 x n</text:span></text:p>
      <text:p text:style-name="P31"><text:span text:style-name="T28">Column-vector</text:span><text:span text:style-name="T31"> matrix</text:span><text:span text:style-name="T28">:</text:span><text:span text:style-name="T4"> m * 1</text:span></text:p>
      <text:p text:style-name="P43"><text:span text:style-name="T28"/></text:p>
      <text:p text:style-name="P33"><text:span text:style-name="T28">Op basis van inhoud</text:span><text:span text:style-name="T4">:</text:span></text:p>
      <text:p text:style-name="P33"><text:span text:style-name="T28">Identiteits matrix: </text:span><text:span text:style-name="T4"><text:s/>Alles 0 behalve li bo/re diagonaal 1.</text:span></text:p>
      <text:p text:style-name="P34"><text:span text:style-name="T28">Driehoeks matrix: </text:span><text:span text:style-name="T19">Zie </text:span><text:span text:style-name="T20">boek, je hebt bovenhoekse en onderhoekse matrix.</text:span></text:p>
      <text:p text:style-name="P35"><text:span text:style-name="T28"/></text:p>
      <text:p text:style-name="P4">Functies</text:p>
      <text:p text:style-name="P45"><text:span text:style-name="T28">1. Optellen en aftrekken, </text:span><text:span text:style-name="T32">beide matrixes moeten </text:span><text:span text:style-name="T28">gelijke grootte </text:span><text:span text:style-name="T32">zijn.</text:span></text:p>
      <text:p text:style-name="P46"><text:span text:style-name="T32">2. </text:span><text:span text:style-name="T28">Vermenigvuldigen, </text:span><text:span text:style-name="T33">2 * 3 = 3 * 2, maar a * b != b * a. </text:span><text:span text:style-name="T34">Niet communicatief<text:line-break/></text:span><text:span text:style-name="T35">Delen kan niet, maar toch?</text:span></text:p>
      <text:p text:style-name="P48"><text:soft-page-break/><text:span text:style-name="T37">3. </text:span><text:span text:style-name="T36">Vermenigvuldigen </text:span><text:span text:style-name="T38">en delen </text:span><text:span text:style-name="T36">met een scala</text:span><text:span text:style-name="T39">r </text:span><text:span text:style-name="T40">(moeilijk woord voor getal).</text:span></text:p>
      <text:p text:style-name="P48"><text:span text:style-name="T40"/></text:p>
      <text:p text:style-name="P37"><text:span text:style-name="T40">A</text:span><text:span text:style-name="T36">nalytische wiskunde:</text:span></text:p>
      <text:list text:style-name="L1">
        <text:list-item>
          <text:p text:style-name="P69"><text:span text:style-name="T58">Exact</text:span><text:span text:style-name="T36">, </text:span><text:span text:style-name="T41">het klopt altijd</text:span><text:span text:style-name="T36">.</text:span></text:p>
        </text:list-item>
        <text:list-item>
          <text:p text:style-name="P69"><text:span text:style-name="T58">Fixed</text:span><text:span text:style-name="T36"> complexiteit, </text:span><text:span text:style-name="T41">vaste </text:span><text:span text:style-name="T36">stappen </text:span><text:span text:style-name="T41">en </text:span><text:span text:style-name="T36">kan je van tevoren bepalen.</text:span></text:p>
        </text:list-item>
        <text:list-item>
          <text:p text:style-name="P70"><text:span text:style-name="T36">Tijdens algoritme </text:span><text:span text:style-name="T58">geen</text:span><text:span text:style-name="T36"> oplossing.</text:span></text:p>
        </text:list-item>
      </text:list>
      <text:p text:style-name="P49"><text:span text:style-name="T36"/></text:p>
      <text:p text:style-name="P9">Numerieke wiskunde:</text:p>
      <text:list text:style-name="L2">
        <text:list-item>
          <text:p text:style-name="P71"><text:span text:style-name="T58">Ongeveer</text:span><text:span text:style-name="T36">, niet exact.</text:span></text:p>
        </text:list-item>
        <text:list-item>
          <text:p text:style-name="P71"><text:span text:style-name="T58">Variabele</text:span><text:span text:style-name="T36"> complexiteit</text:span></text:p>
        </text:list-item>
        <text:list-item>
          <text:p text:style-name="P72"><text:span text:style-name="T36">Tijdens algoritme </text:span><text:span text:style-name="T58">altijd</text:span><text:span text:style-name="T36"> een “sort of” oplossing</text:span></text:p>
        </text:list-item>
      </text:list>
      <text:p text:style-name="P49"><text:span text:style-name="T36"/></text:p>
      <text:p text:style-name="P10">Matrix opdracht dingen</text:p>
      <text:p text:style-name="P14">Wanneer zijn matrices aan elkaar?<text:line-break/>Op elke cel moet hetzelfde staan.</text:p>
      <text:p text:style-name="P15">De verschillen bij elkaar opgeteld is ook redelijk in de buurt.</text:p>
      <text:p text:style-name="P50"><text:span text:style-name="T36">De verschillen in kwadraat bij elkaar opgeteld is ook redelijk in de buurt, </text:span><text:span text:style-name="T42">om kleine verschillen onder de 1 kleiner te maken en verschillen boven de 1 groter. Dus kleine verschillen vallen dan minder op dan grote verschillen.</text:span></text:p>
      <text:p text:style-name="P50"><text:span text:style-name="T42"/></text:p>
      <text:p text:style-name="P51"><text:span text:style-name="T42">E</text:span><text:span text:style-name="T36">psilon is het kleinste verschil tussen 2 opeenvolgende getallen, dus de epsilon tussen 3 en 2 is 1. </text:span><text:span text:style-name="T43">Met epsilon kan je nadenken over hoeveel komma’s erachter komen.</text:span></text:p>
      <text:p text:style-name="P51"><text:span text:style-name="T36"/></text:p>
      <text:p text:style-name="P16">Kwadraat van het verschil van de vector.</text:p>
      <text:p text:style-name="P16"/>
      <text:p text:style-name="P11"/>
      <text:p text:style-name="P12">Beroepsproduct programma volgorde:</text:p>
      <text:p text:style-name="P17">Blokje oppakken en bij het cirkeltje loslaten, dit is een 2 x 2d operatie.</text:p>
      <text:p text:style-name="P18">1 keer om de arm erboven te krijgen, 2e keer om het blokje vast te pakken, dus horizontaal en daarna pas verticaal.</text:p>
      <text:p text:style-name="P52"><text:span text:style-name="T36"/></text:p>
      <text:p text:style-name="P19">PartialDerativeX en Y berekenen voor jacobian matrix.</text:p>
      <text:p text:style-name="P53"><text:span text:style-name="T59">I</text:span><text:span text:style-name="T58">nverse uitrekenen van een rechthoek.</text:span><text:span text:style-name="T36"> </text:span><text:span text:style-name="T45">Pseudo inverse </text:span><text:span text:style-name="T46">berekenen.</text:span></text:p>
      <text:p text:style-name="P54"><text:span text:style-name="T36">Meneer Penrose </text:span><text:span text:style-name="T44">heeft het bedacht.</text:span></text:p>
      <text:p text:style-name="P20">Kan je niet uitrekenen als ze kolomgewijs niet independent zijn of als ze rowgewijs niet independent zijn.</text:p>
      <text:p text:style-name="P55"><text:span text:style-name="T36">Determinant van een matrix is eerst in gauss zetten, als de vermenigvuldiging 0 is dan </text:span><text:span text:style-name="T47">is dat de determinant.</text:span><text:span text:style-name="T48"> </text:span><text:span text:style-name="T49">Als het een 0 is, maak er gewoon een 1 van. </text:span><text:span text:style-name="T50">Dependancy ofzo was dit. </text:span><text:span text:style-name="T51">Wij houden ons alleen bezig met kolomgewijs </text:span><text:span text:style-name="T52">in</text:span><text:span text:style-name="T51">dependenc</text:span><text:span text:style-name="T53">e.</text:span></text:p>
      <text:p text:style-name="P73">Als we alleen rekening houden met kolom independence, zie schrift bij “pseudo inverse”.</text:p>
      <text:p text:style-name="P55"><text:span text:style-name="T50"/></text:p>
      <text:p text:style-name="P56"><text:span text:style-name="T60">Templates:</text:span><text:span text:style-name="T36"><text:line-break/>Char add (char lhs, char rhs)</text:span></text:p>
      <text:p text:style-name="P21">{</text:p>
      <text:p text:style-name="P21"><text:tab/>return lhs + rhs;</text:p>
      <text:p text:style-name="P21">}</text:p>
      <text:p text:style-name="P57"><text:span text:style-name="T36">stel </text:span><text:span text:style-name="T54">we willen</text:span><text:span text:style-name="T36"> int</text:span><text:span text:style-name="T54">s</text:span><text:span text:style-name="T36"> of float</text:span><text:span text:style-name="T54">s</text:span><text:span text:style-name="T36">, dan veranderd alleen het type.</text:span></text:p>
      <text:p text:style-name="P49"><text:span text:style-name="T36"/></text:p>
      <text:p text:style-name="P22">Voorbeeld van een template.</text:p>
      <text:p text:style-name="P23">template</text:p>
      <text:p text:style-name="P58"><text:span text:style-name="T36">T(ype) add &lt;</text:span><text:span text:style-name="T55">T&gt; </text:span><text:span text:style-name="T36">(T lhs, T rhs){</text:span></text:p>
      <text:p text:style-name="P24"><text:tab/>return lhs + rhs;</text:p>
      <text:p text:style-name="P24">}</text:p>
      <text:p text:style-name="P23">Het is aan de compiler om a.d.h.v. het type de functie aan te passen.</text:p>
      <text:p text:style-name="P59"><text:soft-page-break/><text:span text:style-name="T36">Templates zijn altijd inline. Hij moet volledig in een hpp gemaakt worden.</text:span><text:span text:style-name="T56">x</text:span></text:p>
      <text:p text:style-name="P49"><text:span text:style-name="T36"/></text:p>
      <text:p text:style-name="P13">Unittesten:</text:p>
      <text:p text:style-name="P25">Framework:</text:p>
      <text:list text:style-name="L3">
        <text:list-item>
          <text:p text:style-name="P74">Boost</text:p>
        </text:list-item>
        <text:list-item>
          <text:p text:style-name="P74">Google</text:p>
        </text:list-item>
      </text:list>
      <text:p text:style-name="P61"><text:span text:style-name="T36"/></text:p>
      <text:p text:style-name="P25">Tooling:</text:p>
      <text:list text:style-name="L4">
        <text:list-item>
          <text:p text:style-name="P75"><text:span text:style-name="T76">L</text:span><text:span text:style-name="T74">ine coverage </text:span><text:span text:style-name="T75">(hoeveel % van de regels wordt getest).</text:span></text:p>
        </text:list-item>
        <text:list-item>
          <text:p text:style-name="P76"><text:span text:style-name="T75">P</text:span><text:span text:style-name="T73">ath coverage (voor elke if else bijvoorbeeld).</text:span></text:p>
        </text:list-item>
      </text:list>
      <text:p text:style-name="P60"><text:span text:style-name="T57"/></text:p>
      <text:p text:style-name="P49"><text:span text:style-name="T36"/></text:p>
      <text:p text:style-name="P5">Vergelijkingen</text:p>
      <text:p text:style-name="P3">Gauss Eliminatie vergelijkingen</text:p>
      <text:p text:style-name="P47"><text:span text:style-name="T22">Stelsel van vergelijkingen:</text:span><text:span text:style-name="T28"> Letterlijk een verzameling van vergelijkingen, bijvoorbeeld 2 bij elkaar.</text:span></text:p>
      <text:p text:style-name="P42"><text:span text:style-name="T28"/></text:p>
      <text:p text:style-name="P6">Augmented matrices</text:p>
      <text:p text:style-name="P36"><text:span text:style-name="T28">Rij-echelon: </text:span><text:span text:style-name="T4">Eerste regel begint met 1, diagonaal is 1, linksonderin is allemaal 0 en rechtsboven zijn allemaal random getalle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0:12:29.271746542</meta:creation-date>
    <meta:generator>LibreOffice/24.2.6.2$Linux_X86_64 LibreOffice_project/420$Build-2</meta:generator>
    <dc:date>2024-10-03T11:23:06.504971926</dc:date>
    <meta:editing-duration>PT11H58M21S</meta:editing-duration>
    <meta:editing-cycles>197</meta:editing-cycles>
    <meta:document-statistic meta:table-count="0" meta:image-count="0" meta:object-count="0" meta:page-count="6" meta:paragraph-count="83" meta:word-count="752" meta:character-count="4523" meta:non-whitespace-character-count="3862"/>
  </office:meta>
</office:document-meta>
</file>